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9.874cm" fo:margin-left="0cm" table:align="left"/>
    </style:style>
    <style:style style:name="Table2.A" style:family="table-column">
      <style:table-column-properties style:column-width="4.828cm"/>
    </style:style>
    <style:style style:name="Table2.B" style:family="table-column">
      <style:table-column-properties style:column-width="5.046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style:font-size-complex="14pt"/>
    </style:style>
    <style:style style:name="P6" style:family="paragraph" style:parent-style-name="Text_20_body">
      <style:text-properties fo:language="en" fo:country="US" fo:font-weight="bold" style:font-weight-asian="bold" style:font-size-complex="14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9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fo:language="en" fo:country="US" style:font-size-complex="14pt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size-complex="14pt"/>
    </style:style>
    <style:style style:name="T5" style:family="text">
      <style:text-properties fo:language="en" fo:country="US" fo:font-style="italic" style:font-style-asian="italic" style:font-size-complex="14pt" style:font-style-complex="italic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style:font-weight-asian="bold" style:font-size-complex="14pt"/>
    </style:style>
    <style:style style:name="T8" style:family="text">
      <style:text-properties fo:language="en" fo:country="US" fo:font-weight="bold" style:font-weight-asian="bold" style:font-size-complex="14pt" style:font-weight-complex="bold"/>
    </style:style>
    <style:style style:name="T9" style:family="text">
      <style:text-properties fo:language="en" fo:country="US" style:font-size-complex="14pt"/>
    </style:style>
    <style:style style:name="T10" style:family="text">
      <style:text-properties style:language-complex="ar" style:country-complex="SA"/>
    </style:style>
    <style:style style:name="T11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049cm" fo:padding-right="0cm" fo:padding-top="0.03cm" fo:padding-bottom="0.03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OLE">
      <style:graphic-properties style:vertical-pos="middle" style:vertical-rel="baseli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2" draw:name="Графический объект1" text:anchor-type="as-char" svg:width="0.93cm" svg:height="0.82cm" draw:z-index="12"><draw:image xlink:href="../../odt_eng/images/0014.png" xlink:type="simple" xlink:show="embed" xlink:actuate="onLoad"/></draw:frame></text:span></text:span></text:p>
          </table:table-cell>
          <table:table-cell table:style-name="Table1.B1" office:value-type="string">
            <text:p text:style-name="P9">Triangle signal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3" draw:name="Графический объект2" text:anchor-type="as-char" svg:width="1.51cm" svg:height="1.319cm" draw:z-index="13"><draw:image xlink:href="../../odt_eng/images/0014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2">The unit generates a repetitive triangle signal (a half of a signal is </text:span></text:span><text:span text:style-name="Основной_20_шрифт_20_абзаца"><text:span text:style-name="T3">Sawtooth </text:span></text:span><text:span text:style-name="Основной_20_шрифт_20_абзаца"><text:span text:style-name="T2">and the other half is </text:span></text:span><text:span text:style-name="Основной_20_шрифт_20_абзаца"><text:span text:style-name="T3">Inverse sawtooth</text:span></text:span><text:span text:style-name="Основной_20_шрифт_20_абзаца"><text:span text:style-name="T2">) at </text:span></text:span><text:span text:style-name="Основной_20_шрифт_20_абзаца"><text:span text:style-name="T2">the output:</text:span></text:span></text:p>
            <text:p text:style-name="P7"><text:span text:style-name="Основной_20_шрифт_20_абзаца"><text:span text:style-name="T2"><draw:frame draw:style-name="fr5" draw:name="Object1" text:anchor-type="as-char" svg:width="10.754cm" svg:height="2.988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5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are for unit properties, </text:span></text:span><text:span text:style-name="Основной_20_шрифт_20_абзаца"><text:span text:style-name="T2"><draw:frame draw:style-name="fr5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output signal</text:span></text:span><draw:frame draw:style-name="fr6" draw:name="4" text:anchor-type="as-char" svg:width="0.526cm" style:rel-width="scale" svg:height="0.469cm" style:rel-height="scale" draw:z-index="1"><draw:object xlink:href="./Object 4" xlink:type="simple" xlink:show="embed" xlink:actuate="onLoad"/><draw:image xlink:href="./ObjectReplacements/Object 4" xlink:type="simple" xlink:show="embed" xlink:actuate="onLoad"/></draw:frame><text:span text:style-name="Основной_20_шрифт_20_абзаца"><text:span text:style-name="T2">is for current simulation time given in seconds, </text:span></text:span><text:span text:style-name="Основной_20_шрифт_20_абзаца"><text:span text:style-name="T2"><draw:frame draw:style-name="fr5" draw:name="Object12" text:anchor-type="as-char" svg:width="2.26cm" svg:height="0.564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2">is for fractional part.</text:span></text:span></text:p>
            <text:p text:style-name="Text_20_body"><text:span text:style-name="Основной_20_шрифт_20_абзаца"><text:span text:style-name="T6">Properties</text:span></text:span><text:span text:style-name="Основной_20_шрифт_20_абзаца"><text:span text:style-name="T2">:</text:span></text:span></text:p>
            <text:list xml:id="list5492719908806873583" text:style-name="L1">
              <text:list-item>
                <text:p text:style-name="P10"><text:span text:style-name="Основной_20_шрифт_20_абзаца"><text:span text:style-name="T2">Swing –</text:span></text:span><text:span text:style-name="Основной_20_шрифт_20_абзаца"><text:span text:style-name="T2"><draw:frame draw:style-name="fr5" draw:name="Object4" text:anchor-type="as-char" svg:width="0.714cm" svg:height="0.62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2">(height of the complete “tooth”, signal amplitude). Triangle signal amplitude at the unit output is</text:span></text:span><text:span text:style-name="Основной_20_шрифт_20_абзаца"><text:span text:style-name="T2"><draw:frame draw:style-name="fr5" draw:name="Object13" text:anchor-type="as-char" svg:width="1.191cm" svg:height="0.621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10"><text:span text:style-name="Основной_20_шрифт_20_абзаца"><text:span text:style-name="T2">Period – triangular pulse repetition period</text:span></text:span><text:span text:style-name="Основной_20_шрифт_20_абзаца"><text:span text:style-name="T2"><draw:frame draw:style-name="fr5" draw:name="Object5" text:anchor-type="as-char" svg:width="0.545cm" svg:height="0.549cm" draw:z-index="15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10"><text:span text:style-name="Основной_20_шрифт_20_абзаца"><text:span text:style-name="T2">Offset –</text:span></text:span><text:span text:style-name="Основной_20_шрифт_20_абзаца"><text:span text:style-name="T2"><draw:frame draw:style-name="fr5" draw:name="Object6" text:anchor-type="as-char" svg:width="0.66cm" svg:height="0.621cm" draw:z-index="16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2">, y-coordinate of the “tooth” (the sawtooth curve lowest point) base.</text:span></text:span></text:p>
              </text:list-item>
            </text:list>
            <text:p text:style-name="Text_20_body"><text:span text:style-name="Основной_20_шрифт_20_абзаца"><text:span text:style-name="T2">The properties can be </text:span></text:span><text:span text:style-name="Основной_20_шрифт_20_абзаца"><text:span text:style-name="T3">vectors:</text:span></text:span><text:span text:style-name="Основной_20_шрифт_20_абзаца"><text:span text:style-name="T3"><draw:frame draw:style-name="fr5" draw:name="Object7" text:anchor-type="as-char" svg:width="4.685cm" svg:height="0.684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2">,</text:span></text:span><text:span text:style-name="Основной_20_шрифт_20_абзаца"><text:span text:style-name="T2"><draw:frame draw:style-name="fr5" draw:name="Object10" text:anchor-type="as-char" svg:width="3.662cm" svg:height="0.713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2"> and <text:s/>, the </text:span></text:span><text:span text:style-name="Основной_20_шрифт_20_абзаца"><text:span text:style-name="T2"><draw:frame draw:style-name="fr5" draw:name="Object8" text:anchor-type="as-char" svg:width="4.353cm" svg:height="0.684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2">dimensions of which shall be the same; in this case a</text:span></text:span><text:span text:style-name="Основной_20_шрифт_20_абзаца"><text:span text:style-name="T3"> vector signal</text:span></text:span><text:span text:style-name="Основной_20_шрифт_20_абзаца"><text:span text:style-name="T2"> will be generated at the output:</text:span></text:span></text:p>
            <text:p text:style-name="P7"><draw:frame draw:style-name="fr5" draw:name="Object9" text:anchor-type="as-char" svg:width="11.234cm" svg:height="3.173cm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Text_20_body"><text:span text:style-name="Основной_20_шрифт_20_абзаца"><text:span text:style-name="T9">Examples of filling in the dialog window for unit properties</text:span></text:span><text:span text:style-name="Основной_20_шрифт_20_абзаца"><text:span text:style-name="T2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umerical</text:span></text:span><text:span text:style-name="Основной_20_шрифт_20_абзаца"><text:span text:style-name="T9"> 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<text:soft-page-break/>Swing</text:p>
                </table:table-cell>
                <table:table-cell table:style-name="Table2.B3" office:value-type="string">
                  <text:p text:style-name="P4">[5]</text:p>
                </table:table-cell>
              </table:table-row>
              <table:table-row>
                <table:table-cell table:style-name="Table2.A3" office:value-type="string">
                  <text:p text:style-name="P4">Period</text:p>
                </table:table-cell>
                <table:table-cell table:style-name="Table2.B3" office:value-type="string">
                  <text:p text:style-name="P4">[3]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P4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amed</text:span></text:span><text:span text:style-name="Основной_20_шрифт_20_абзаца"><text:span text:style-name="T9"> 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Swing</text:p>
                </table:table-cell>
                <table:table-cell table:style-name="Table2.B3" office:value-type="string">
                  <text:p text:style-name="P4">[amp]</text:p>
                </table:table-cell>
              </table:table-row>
              <table:table-row>
                <table:table-cell table:style-name="Table2.A3" office:value-type="string">
                  <text:p text:style-name="P4">Period</text:p>
                </table:table-cell>
                <table:table-cell table:style-name="Table2.B3" office:value-type="string">
                  <text:p text:style-name="P4">[T]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P4">[ys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Mixed </text:span></text:span><text:span text:style-name="Основной_20_шрифт_20_абзаца"><text:span text:style-name="T9">definition </text:span></text:span><text:span text:style-name="Основной_20_шрифт_20_абзаца"><text:span text:style-name="T9">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Swing</text:p>
                </table:table-cell>
                <table:table-cell table:style-name="Table2.B3" office:value-type="string">
                  <text:p text:style-name="P4">[amp]</text:p>
                </table:table-cell>
              </table:table-row>
              <table:table-row>
                <table:table-cell table:style-name="Table2.A3" office:value-type="string">
                  <text:p text:style-name="P4">Period</text:p>
                </table:table-cell>
                <table:table-cell table:style-name="Table2.B3" office:value-type="string">
                  <text:p text:style-name="P4">[5]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P4">[0.0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Vector </text:span></text:span><text:span text:style-name="Основной_20_шрифт_20_абзаца"><text:span text:style-name="T9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5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4">Swing</text:p>
                </table:table-cell>
                <table:table-cell table:style-name="Table2.B3" office:value-type="string">
                  <text:p text:style-name="P4">[amp1,amp2]</text:p>
                </table:table-cell>
              </table:table-row>
              <table:table-row>
                <table:table-cell table:style-name="Table2.A3" office:value-type="string">
                  <text:p text:style-name="P4">Period</text:p>
                </table:table-cell>
                <table:table-cell table:style-name="Table2.B3" office:value-type="string">
                  <text:p text:style-name="P4">[1,2]</text:p>
                </table:table-cell>
              </table:table-row>
              <table:table-row>
                <table:table-cell table:style-name="Table2.A3" office:value-type="string">
                  <text:p text:style-name="P4">Offset</text:p>
                </table:table-cell>
                <table:table-cell table:style-name="Table2.B3" office:value-type="string">
                  <text:p text:style-name="P4">[0,1]</text:p>
                </table:table-cell>
              </table:table-row>
            </table:table>
            <text:p text:style-name="P6">Notes:</text:p>
            <text:list xml:id="list7870559323729409096" text:style-name="L2">
              <text:list-item>
                <text:p text:style-name="P11"><text:span text:style-name="Основной_20_шрифт_20_абзаца"><text:span text:style-name="T9">By default the unit generates a </text:span></text:span><text:span text:style-name="Основной_20_шрифт_20_абзаца"><text:span text:style-name="T5">scalar</text:span></text:span><text:span text:style-name="Основной_20_шрифт_20_абзаца"><text:span text:style-name="T9"> output signal.</text:span></text:span></text:p>
              </text:list-item>
              <text:list-item>
                <text:p text:style-name="P11"><text:span text:style-name="Основной_20_шрифт_20_абзаца"><text:span text:style-name="T9">Named properties are set up as </text:span></text:span><text:span text:style-name="Основной_20_шрифт_20_абзаца"><text:span text:style-name="T4">local </text:span></text:span><text:span text:style-name="Основной_20_шрифт_20_абзаца"><text:span text:style-name="T9">variables of model (or submodel) in </text:span></text:span><text:span text:style-name="Основной_20_шрифт_20_абзаца"><text:span text:style-name="T4">Parameters </text:span></text:span><text:span text:style-name="Основной_20_шрифт_20_абзаца"><text:span text:style-name="T9">tab or as global signals of the project via </text:span></text:span><text:span text:style-name="Основной_20_шрифт_20_абзаца"><text:span text:style-name="T4">Graphics</text:span></text:span><text:span text:style-name="Основной_20_шрифт_20_абзаца"><text:span text:style-name="T9"> → </text:span></text:span><text:span text:style-name="Основной_20_шрифт_20_абзаца"><text:span text:style-name="T5">Signals</text:span></text:span><text:span text:style-name="Основной_20_шрифт_20_абзаца"><text:span text:style-name="T9"> main menu option</text:span></text:span><text:span text:style-name="Основной_20_шрифт_20_абзаца"><text:span text:style-name="T8">.</text:span></text:span></text:p>
              </text:list-item>
              <text:list-item>
                <text:p text:style-name="P12">The comparison of Sawtooth, Inverse Sawtooth and Triangle Signal units:</text:p>
              </text:list-item>
            </text:list>
            <text:p text:style-name="P7"><draw:frame draw:style-name="fr1" draw:name="Text Box 2" text:anchor-type="paragraph" svg:x="1.699cm" svg:y="-0.012cm" svg:width="9.922cm" style:rel-width="scale" svg:height="0.661cm" style:rel-height="scale" draw:z-index="0"><draw:text-box><text:p text:style-name="Обычный"><text:span text:style-name="Основной_20_шрифт_20_абзаца"><text:span text:style-name="T11">Sawtooth, Inverse Sawtooth and Triangle Signal</text:span></text:span><text:span text:style-name="Основной_20_шрифт_20_абзаца"><text:span text:style-name="T11">:</text:span></text:span></text:p></draw:text-box></draw:frame><text:span text:style-name="Основной_20_шрифт_20_абзаца"><text:span text:style-name="T10"><draw:frame draw:style-name="fr4" draw:name="graphics1" text:anchor-type="as-char" svg:width="15.88cm" svg:height="7.969cm" draw:z-index="14"><draw:image xlink:href="../../odt_eng/images/0014_a.png" xlink:type="simple" xlink:show="embed" xlink:actuate="onLoad"/></draw:frame></text:span></text:span></text:p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Треугольный сигнал</dc:title>
    <meta:creation-date>2012-04-09T09:58:00Z</meta:creation-date>
    <dc:date>2012-04-25T08:30:49.63</dc:date>
    <meta:editing-cycles>18</meta:editing-cycles>
    <meta:editing-duration>PT4H3M7S</meta:editing-duration>
    <meta:document-statistic meta:table-count="2" meta:image-count="3" meta:object-count="13" meta:page-count="3" meta:paragraph-count="58" meta:word-count="241" meta:character-count="140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14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i>A</mi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i>T</mi>
                            </mfrac>
                          </mrow>
                        </mrow>
                      </mfenced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text>with</mtext>
                    <mi/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i>A</mi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i>T</mi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n>0</mn>
                      </msub>
                    </mrow>
                    <mi>,</mi>
                    <mi/>
                    <mtext>with </mtext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i>T</mi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(t) = left lbrace stack{
alignl y_A cdot frac left ( {t over T} right ) + y_0 ,~"with"~frac(t/T)&lt;= 0.5 , #
alignl y_A cdot left [ 1-frac left ( {t over T} right ) right ] + y_0 , ~"with "           frac(t/T)&gt; 0.5 }
right none</annotation>
  </semantics>
</math>
</file>

<file path=Object 10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

<file path=Object 11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2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3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sub>
                        <mi>y</mi>
                        <mrow>
                          <mi>A</mi>
                          <mi>,</mi>
                          <mi>i</mi>
                        </mrow>
                      </msub>
                      <mo stretchy="false">⋅</mo>
                      <mi mathvariant="italic">frac</mi>
                    </mrow>
                    <mrow>
                      <mfenced open="(" close=")">
                        <mrow>
                          <mrow>
                            <mfrac>
                              <mi>t</mi>
                              <msub>
                                <mi>T</mi>
                                <mi>i</mi>
                              </msub>
                            </mfrac>
                          </mrow>
                        </mrow>
                      </mfenced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text>with </mtext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≤</mo>
                      <mn>0.5</mn>
                    </mrow>
                    <mi>,</mi>
                  </mrow>
                </mtd>
              </mtr>
              <mtr>
                <mtd>
                  <mrow>
                    <mrow>
                      <mrow>
                        <msub>
                          <mi>y</mi>
                          <mrow>
                            <mi>A</mi>
                            <mi>,</mi>
                            <mi>i</mi>
                          </mrow>
                        </msub>
                        <mo stretchy="false">⋅</mo>
                        <mfenced open="[" close="]">
                          <mrow>
                            <mrow>
                              <mn>1</mn>
                              <mo stretchy="false">−</mo>
                              <mi mathvariant="italic">frac</mi>
                            </mrow>
                            <mfenced open="(" close=")">
                              <mrow>
                                <mrow>
                                  <mfrac>
                                    <mi>t</mi>
                                    <msub>
                                      <mi>T</mi>
                                      <mi>i</mi>
                                    </msub>
                                  </mfrac>
                                </mrow>
                              </mrow>
                            </mfenced>
                          </mrow>
                        </mfenced>
                      </mrow>
                      <mo stretchy="false">+</mo>
                      <msub>
                        <mi>y</mi>
                        <mrow>
                          <mn>0,</mn>
                          <mi>i</mi>
                        </mrow>
                      </msub>
                    </mrow>
                    <mi>,</mi>
                    <mtext>with </mtext>
                    <mi mathvariant="italic">frac</mi>
                    <mrow>
                      <mrow>
                        <mo stretchy="false">(</mo>
                        <mrow>
                          <mrow>
                            <mi>t</mi>
                            <mo stretchy="false">/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o stretchy="false">&gt;</mo>
                      <mn>0.5</mn>
                    </mrow>
                  </mrow>
                </mtd>
              </mtr>
            </mtable>
          </mrow>
        </mrow>
      </mrow>
    </mrow>
    <annotation encoding="StarMath 5.0">y_i(t) = left lbrace stack{
alignl y_{A,i} cdot frac left ( {t over T_i} right ) + y_{0,i} ,"with "frac(t/T_i)&lt;= 0.5 , #
alignl y_{A,i} cdot left [ 1-frac left ( {t over T_i} right ) right ] + y_{0,i} , "with "frac(t/T_i)&gt; 0.5 }
right none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,</mi>
      <mi>t</mi>
    </mrow>
    <annotation encoding="StarMath 5.0">,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row>
        <msub>
          <mi>y</mi>
          <mi>A</mi>
        </msub>
        <mo stretchy="false">/</mo>
        <mn>2</mn>
      </mrow>
    </mrow>
    <annotation encoding="StarMath 5.0">y_A / 2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